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02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 office:value-type="float" office:value="-0.28">
            <text:p>-0.28</text:p>
          </table:table-cell>
          <table:table-cell office:value-type="float" office:value="1227.41">
            <text:p>1227.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91">
            <text:p>491</text:p>
          </table:table-cell>
          <table:table-cell office:value-type="float" office:value="-0.46">
            <text:p>-0.46</text:p>
          </table:table-cell>
          <table:table-cell office:value-type="float" office:value="911.47">
            <text:p>911.47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</table:table>
      <table:table table:name="03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</table:table>
      <table:table table:name="04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010／02／26</text:date>, <text:time>16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15M46S</meta:editing-duration>
    <meta:editing-cycles>13</meta:editing-cycles>
    <meta:generator>OpenOffice.org/3.1$Win32 OpenOffice.org_project/310m11$Build-9399</meta:generator>
    <dc:date>2010-02-26T16:08:05.43</dc:date>
    <dc:creator>James He</dc:creator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